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Little<text:s/>Red<text:s/>Schoolhouse<text:s/>Museum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Come<text:s/>tour<text:s/>our<text:s/>historical<text:s/>one<text:s/>room<text:s/>schoolhouse<text:s/>and<text:s/>understand<text:s/>some<text:s/>history<text:s/>of<text:s/>our<text:s/>town!<text:s/>See<text:s/>the<text:s/>Festival<text:s/>Event:<text:s/></text:span><text:span text:style-name="T2_8"><text:a xlink:type="simple" xlink:href="https://www.facebook.com/events/446851875883894/"><text:span text:style-name="T2_9">https://www.facebook.com/events/446851875883894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